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60ae3e54e7ee2903fb04b9f64e032ec4" style:family="table-column">
      <style:table-column-properties fo:break-before="auto" style:use-optimal-column-width="false" style:column-width="6cm"/>
    </style:style>
    <style:style style:name="odsStyleTableColumn-bc79cc906bd1ef41d43175a04c38a637" style:family="table-column">
      <style:table-column-properties fo:break-before="auto" style:use-optimal-column-width="false" style:column-width="5cm"/>
    </style:style>
    <style:style style:name="odsStyleTableColumn-1c48603eba3e29a7c2418505ede6fefe" style:family="table-column">
      <style:table-column-properties fo:break-before="auto" style:use-optimal-column-width="false" style:column-width="3cm"/>
    </style:style>
    <style:style style:name="odsStyleTableCell-63820d2355218806066dcf35122f46b6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ae5d840acd5d6f114a5a5141204c385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bee91115b5a823a63a77ae40a49f2bca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c4434241fa94a7639f76370369ccbd89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06768f88c525ad7b7f82a239f2e960e3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d67d73ce2a800fdabea25937a054a0e9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60ae3e54e7ee2903fb04b9f64e032ec4" table:default-cell-style-name="Default"/>
        <table:table-column table:style-name="odsStyleTableColumn-bc79cc906bd1ef41d43175a04c38a637" table:default-cell-style-name="Default"/>
        <table:table-column table:style-name="odsStyleTableColumn-1c48603eba3e29a7c2418505ede6fefe" table:default-cell-style-name="Default"/>
        <table:table-column table:style-name="odsStyleTableColumn-1c48603eba3e29a7c2418505ede6fefe" table:default-cell-style-name="Default"/>
        <table:table-column table:style-name="odsStyleTableColumn-1c48603eba3e29a7c2418505ede6fefe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63820d2355218806066dcf35122f46b6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ae5d840acd5d6f114a5a5141204c3852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ae5d840acd5d6f114a5a5141204c3852" table:number-columns-spanned="5" table:number-rows-spanned="1" office:value-type="string">
            <text:p>TABLA No. 20-24</text:p>
          </table:table-cell>
          <table:covered-table-cell table:number-columns-repeated="4"/>
        </table:table-row>
        <table:table-row table:style-name="ro1">
          <table:table-cell table:style-name="odsStyleTableCell-ae5d840acd5d6f114a5a5141204c3852" table:number-columns-spanned="5" table:number-rows-spanned="1" office:value-type="string">
            <text:p>TABLA DE COTIZACIONES DEL 30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ae5d840acd5d6f114a5a5141204c3852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bee91115b5a823a63a77ae40a49f2bca" office:value-type="string">
            <text:p>PAIS</text:p>
          </table:table-cell>
          <table:table-cell table:style-name="odsStyleTableCell-bee91115b5a823a63a77ae40a49f2bca" office:value-type="string">
            <text:p>UNIDAD MONETARIA</text:p>
          </table:table-cell>
          <table:table-cell table:style-name="odsStyleTableCell-bee91115b5a823a63a77ae40a49f2bca" office:value-type="string">
            <text:p>MONEDA</text:p>
          </table:table-cell>
          <table:table-cell table:style-name="odsStyleTableCell-bee91115b5a823a63a77ae40a49f2bca" office:value-type="string">
            <text:p>TIPO DE CAMBIO EN Bs POR UNIDAD DE MONEDA EXTRANJERA</text:p>
          </table:table-cell>
          <table:table-cell table:style-name="odsStyleTableCell-bee91115b5a823a63a77ae40a49f2bca" office:value-type="string">
            <text:p>TIPO DE CAMBIO EN M.E.</text:p>
          </table:table-cell>
        </table:table-row>
        <table:table-row table:style-name="ro1">
          <table:table-cell table:style-name="odsStyleTableCell-c4434241fa94a7639f76370369ccbd89" office:value-type="string">
            <text:p>ESTADOS UNIDOS</text:p>
          </table:table-cell>
          <table:table-cell table:style-name="odsStyleTableCell-c4434241fa94a7639f76370369ccbd89" office:value-type="string">
            <text:p>DOLAR VENTA</text:p>
          </table:table-cell>
          <table:table-cell table:style-name="odsStyleTableCell-c4434241fa94a7639f76370369ccbd89" office:value-type="string">
            <text:p>USD.VENTA</text:p>
          </table:table-cell>
          <table:table-cell table:style-name="odsStyleTableCell-06768f88c525ad7b7f82a239f2e960e3" office:value-type="string">
            <text:p>6.96000</text:p>
          </table:table-cell>
          <table:table-cell table:style-name="odsStyleTableCell-06768f88c525ad7b7f82a239f2e960e3" office:value-type="string">
            <text:p/>
          </table:table-cell>
        </table:table-row>
        <table:table-row table:style-name="ro1">
          <table:table-cell table:style-name="odsStyleTableCell-c4434241fa94a7639f76370369ccbd89" office:value-type="string">
            <text:p>ESTADOS UNIDOS</text:p>
          </table:table-cell>
          <table:table-cell table:style-name="odsStyleTableCell-c4434241fa94a7639f76370369ccbd89" office:value-type="string">
            <text:p>DOLAR COMPRA</text:p>
          </table:table-cell>
          <table:table-cell table:style-name="odsStyleTableCell-c4434241fa94a7639f76370369ccbd89" office:value-type="string">
            <text:p>USD.COMPRA</text:p>
          </table:table-cell>
          <table:table-cell table:style-name="odsStyleTableCell-06768f88c525ad7b7f82a239f2e960e3" office:value-type="string">
            <text:p>6.86000</text:p>
          </table:table-cell>
          <table:table-cell table:style-name="odsStyleTableCell-06768f88c525ad7b7f82a239f2e960e3" office:value-type="string">
            <text:p/>
          </table:table-cell>
        </table:table-row>
        <table:table-row table:style-name="ro1">
          <table:table-cell table:style-name="odsStyleTableCell-c4434241fa94a7639f76370369ccbd89" office:value-type="string">
            <text:p>UNION EUROPEA</text:p>
          </table:table-cell>
          <table:table-cell table:style-name="odsStyleTableCell-c4434241fa94a7639f76370369ccbd89" office:value-type="string">
            <text:p>EURO</text:p>
          </table:table-cell>
          <table:table-cell table:style-name="odsStyleTableCell-c4434241fa94a7639f76370369ccbd89" office:value-type="string">
            <text:p>EUR</text:p>
          </table:table-cell>
          <table:table-cell table:style-name="odsStyleTableCell-06768f88c525ad7b7f82a239f2e960e3" office:value-type="string">
            <text:p>7.42111</text:p>
          </table:table-cell>
          <table:table-cell table:style-name="odsStyleTableCell-06768f88c525ad7b7f82a239f2e960e3" office:value-type="string">
            <text:p>0.92439</text:p>
          </table:table-cell>
        </table:table-row>
        <table:table-row table:style-name="ro1">
          <table:table-cell table:style-name="odsStyleTableCell-c4434241fa94a7639f76370369ccbd89" office:value-type="string">
            <text:p>JAPON</text:p>
          </table:table-cell>
          <table:table-cell table:style-name="odsStyleTableCell-c4434241fa94a7639f76370369ccbd89" office:value-type="string">
            <text:p>YEN</text:p>
          </table:table-cell>
          <table:table-cell table:style-name="odsStyleTableCell-c4434241fa94a7639f76370369ccbd89" office:value-type="string">
            <text:p>JPY</text:p>
          </table:table-cell>
          <table:table-cell table:style-name="odsStyleTableCell-06768f88c525ad7b7f82a239f2e960e3" office:value-type="string">
            <text:p>0.04646</text:p>
          </table:table-cell>
          <table:table-cell table:style-name="odsStyleTableCell-06768f88c525ad7b7f82a239f2e960e3" office:value-type="string">
            <text:p>147.65000</text:p>
          </table:table-cell>
        </table:table-row>
        <table:table-row table:style-name="ro1">
          <table:table-cell table:style-name="odsStyleTableCell-c4434241fa94a7639f76370369ccbd89" office:value-type="string">
            <text:p>ARABIA SAUDITA</text:p>
          </table:table-cell>
          <table:table-cell table:style-name="odsStyleTableCell-c4434241fa94a7639f76370369ccbd89" office:value-type="string">
            <text:p>RIYAL SAUDÍ</text:p>
          </table:table-cell>
          <table:table-cell table:style-name="odsStyleTableCell-c4434241fa94a7639f76370369ccbd89" office:value-type="string">
            <text:p>SAR</text:p>
          </table:table-cell>
          <table:table-cell table:style-name="odsStyleTableCell-06768f88c525ad7b7f82a239f2e960e3" office:value-type="string">
            <text:p>1.82924</text:p>
          </table:table-cell>
          <table:table-cell table:style-name="odsStyleTableCell-06768f88c525ad7b7f82a239f2e960e3" office:value-type="string">
            <text:p>3.75020</text:p>
          </table:table-cell>
        </table:table-row>
        <table:table-row table:style-name="ro1">
          <table:table-cell table:style-name="odsStyleTableCell-c4434241fa94a7639f76370369ccbd89" office:value-type="string">
            <text:p>ARGELIA</text:p>
          </table:table-cell>
          <table:table-cell table:style-name="odsStyleTableCell-c4434241fa94a7639f76370369ccbd89" office:value-type="string">
            <text:p>DINAR ARGELINO</text:p>
          </table:table-cell>
          <table:table-cell table:style-name="odsStyleTableCell-c4434241fa94a7639f76370369ccbd89" office:value-type="string">
            <text:p>DZD</text:p>
          </table:table-cell>
          <table:table-cell table:style-name="odsStyleTableCell-06768f88c525ad7b7f82a239f2e960e3" office:value-type="string">
            <text:p>0.05103</text:p>
          </table:table-cell>
          <table:table-cell table:style-name="odsStyleTableCell-06768f88c525ad7b7f82a239f2e960e3" office:value-type="string">
            <text:p>134.43030</text:p>
          </table:table-cell>
        </table:table-row>
        <table:table-row table:style-name="ro1">
          <table:table-cell table:style-name="odsStyleTableCell-c4434241fa94a7639f76370369ccbd89" office:value-type="string">
            <text:p>ARGENTINA</text:p>
          </table:table-cell>
          <table:table-cell table:style-name="odsStyleTableCell-c4434241fa94a7639f76370369ccbd89" office:value-type="string">
            <text:p>PESO</text:p>
          </table:table-cell>
          <table:table-cell table:style-name="odsStyleTableCell-c4434241fa94a7639f76370369ccbd89" office:value-type="string">
            <text:p>ARS</text:p>
          </table:table-cell>
          <table:table-cell table:style-name="odsStyleTableCell-06768f88c525ad7b7f82a239f2e960e3" office:value-type="string">
            <text:p>0.00831</text:p>
          </table:table-cell>
          <table:table-cell table:style-name="odsStyleTableCell-06768f88c525ad7b7f82a239f2e960e3" office:value-type="string">
            <text:p>825.25550</text:p>
          </table:table-cell>
        </table:table-row>
        <table:table-row table:style-name="ro1">
          <table:table-cell table:style-name="odsStyleTableCell-c4434241fa94a7639f76370369ccbd89" office:value-type="string">
            <text:p>AUSTRALIA</text:p>
          </table:table-cell>
          <table:table-cell table:style-name="odsStyleTableCell-c4434241fa94a7639f76370369ccbd89" office:value-type="string">
            <text:p>DÓLAR</text:p>
          </table:table-cell>
          <table:table-cell table:style-name="odsStyleTableCell-c4434241fa94a7639f76370369ccbd89" office:value-type="string">
            <text:p>AUD</text:p>
          </table:table-cell>
          <table:table-cell table:style-name="odsStyleTableCell-06768f88c525ad7b7f82a239f2e960e3" office:value-type="string">
            <text:p>4.52554</text:p>
          </table:table-cell>
          <table:table-cell table:style-name="odsStyleTableCell-06768f88c525ad7b7f82a239f2e960e3" office:value-type="string">
            <text:p>1.51584</text:p>
          </table:table-cell>
        </table:table-row>
        <table:table-row table:style-name="ro1">
          <table:table-cell table:style-name="odsStyleTableCell-c4434241fa94a7639f76370369ccbd89" office:value-type="string">
            <text:p>BRASIL</text:p>
          </table:table-cell>
          <table:table-cell table:style-name="odsStyleTableCell-c4434241fa94a7639f76370369ccbd89" office:value-type="string">
            <text:p>REAL</text:p>
          </table:table-cell>
          <table:table-cell table:style-name="odsStyleTableCell-c4434241fa94a7639f76370369ccbd89" office:value-type="string">
            <text:p>BRL</text:p>
          </table:table-cell>
          <table:table-cell table:style-name="odsStyleTableCell-06768f88c525ad7b7f82a239f2e960e3" office:value-type="string">
            <text:p>1.38566</text:p>
          </table:table-cell>
          <table:table-cell table:style-name="odsStyleTableCell-06768f88c525ad7b7f82a239f2e960e3" office:value-type="string">
            <text:p>4.95070</text:p>
          </table:table-cell>
        </table:table-row>
        <table:table-row table:style-name="ro1">
          <table:table-cell table:style-name="odsStyleTableCell-c4434241fa94a7639f76370369ccbd89" office:value-type="string">
            <text:p>CANADA</text:p>
          </table:table-cell>
          <table:table-cell table:style-name="odsStyleTableCell-c4434241fa94a7639f76370369ccbd89" office:value-type="string">
            <text:p>DÓLAR</text:p>
          </table:table-cell>
          <table:table-cell table:style-name="odsStyleTableCell-c4434241fa94a7639f76370369ccbd89" office:value-type="string">
            <text:p>CAD</text:p>
          </table:table-cell>
          <table:table-cell table:style-name="odsStyleTableCell-06768f88c525ad7b7f82a239f2e960e3" office:value-type="string">
            <text:p>5.10607</text:p>
          </table:table-cell>
          <table:table-cell table:style-name="odsStyleTableCell-06768f88c525ad7b7f82a239f2e960e3" office:value-type="string">
            <text:p>1.34350</text:p>
          </table:table-cell>
        </table:table-row>
        <table:table-row table:style-name="ro1">
          <table:table-cell table:style-name="odsStyleTableCell-c4434241fa94a7639f76370369ccbd89" office:value-type="string">
            <text:p>CHILE</text:p>
          </table:table-cell>
          <table:table-cell table:style-name="odsStyleTableCell-c4434241fa94a7639f76370369ccbd89" office:value-type="string">
            <text:p>PESO</text:p>
          </table:table-cell>
          <table:table-cell table:style-name="odsStyleTableCell-c4434241fa94a7639f76370369ccbd89" office:value-type="string">
            <text:p>CLP</text:p>
          </table:table-cell>
          <table:table-cell table:style-name="odsStyleTableCell-06768f88c525ad7b7f82a239f2e960e3" office:value-type="string">
            <text:p>0.00737</text:p>
          </table:table-cell>
          <table:table-cell table:style-name="odsStyleTableCell-06768f88c525ad7b7f82a239f2e960e3" office:value-type="string">
            <text:p>930.44000</text:p>
          </table:table-cell>
        </table:table-row>
        <table:table-row table:style-name="ro1">
          <table:table-cell table:style-name="odsStyleTableCell-c4434241fa94a7639f76370369ccbd89" office:value-type="string">
            <text:p>COLOMBIA</text:p>
          </table:table-cell>
          <table:table-cell table:style-name="odsStyleTableCell-c4434241fa94a7639f76370369ccbd89" office:value-type="string">
            <text:p>PESO</text:p>
          </table:table-cell>
          <table:table-cell table:style-name="odsStyleTableCell-c4434241fa94a7639f76370369ccbd89" office:value-type="string">
            <text:p>COP</text:p>
          </table:table-cell>
          <table:table-cell table:style-name="odsStyleTableCell-06768f88c525ad7b7f82a239f2e960e3" office:value-type="string">
            <text:p>0.00175</text:p>
          </table:table-cell>
          <table:table-cell table:style-name="odsStyleTableCell-06768f88c525ad7b7f82a239f2e960e3" office:value-type="string">
            <text:p>3,928.48000</text:p>
          </table:table-cell>
        </table:table-row>
        <table:table-row table:style-name="ro1">
          <table:table-cell table:style-name="odsStyleTableCell-c4434241fa94a7639f76370369ccbd89" office:value-type="string">
            <text:p>COREA DEL SUR</text:p>
          </table:table-cell>
          <table:table-cell table:style-name="odsStyleTableCell-c4434241fa94a7639f76370369ccbd89" office:value-type="string">
            <text:p>WON</text:p>
          </table:table-cell>
          <table:table-cell table:style-name="odsStyleTableCell-c4434241fa94a7639f76370369ccbd89" office:value-type="string">
            <text:p>KRW</text:p>
          </table:table-cell>
          <table:table-cell table:style-name="odsStyleTableCell-06768f88c525ad7b7f82a239f2e960e3" office:value-type="string">
            <text:p>0.00514</text:p>
          </table:table-cell>
          <table:table-cell table:style-name="odsStyleTableCell-06768f88c525ad7b7f82a239f2e960e3" office:value-type="string">
            <text:p>1,335.63000</text:p>
          </table:table-cell>
        </table:table-row>
        <table:table-row table:style-name="ro1">
          <table:table-cell table:style-name="odsStyleTableCell-c4434241fa94a7639f76370369ccbd89" office:value-type="string">
            <text:p>COSTA RICA</text:p>
          </table:table-cell>
          <table:table-cell table:style-name="odsStyleTableCell-c4434241fa94a7639f76370369ccbd89" office:value-type="string">
            <text:p>COLON COSTARRICENSE</text:p>
          </table:table-cell>
          <table:table-cell table:style-name="odsStyleTableCell-c4434241fa94a7639f76370369ccbd89" office:value-type="string">
            <text:p>CRC</text:p>
          </table:table-cell>
          <table:table-cell table:style-name="odsStyleTableCell-06768f88c525ad7b7f82a239f2e960e3" office:value-type="string">
            <text:p>0.01332</text:p>
          </table:table-cell>
          <table:table-cell table:style-name="odsStyleTableCell-06768f88c525ad7b7f82a239f2e960e3" office:value-type="string">
            <text:p>514.83000</text:p>
          </table:table-cell>
        </table:table-row>
        <table:table-row table:style-name="ro1">
          <table:table-cell table:style-name="odsStyleTableCell-c4434241fa94a7639f76370369ccbd89" office:value-type="string">
            <text:p>REPUBLICA CHECA</text:p>
          </table:table-cell>
          <table:table-cell table:style-name="odsStyleTableCell-c4434241fa94a7639f76370369ccbd89" office:value-type="string">
            <text:p>CORONA CHECA</text:p>
          </table:table-cell>
          <table:table-cell table:style-name="odsStyleTableCell-c4434241fa94a7639f76370369ccbd89" office:value-type="string">
            <text:p>CZK</text:p>
          </table:table-cell>
          <table:table-cell table:style-name="odsStyleTableCell-06768f88c525ad7b7f82a239f2e960e3" office:value-type="string">
            <text:p>0.29868</text:p>
          </table:table-cell>
          <table:table-cell table:style-name="odsStyleTableCell-06768f88c525ad7b7f82a239f2e960e3" office:value-type="string">
            <text:p>22.96760</text:p>
          </table:table-cell>
        </table:table-row>
        <table:table-row table:style-name="ro1">
          <table:table-cell table:style-name="odsStyleTableCell-c4434241fa94a7639f76370369ccbd89" office:value-type="string">
            <text:p>DINAMARCA</text:p>
          </table:table-cell>
          <table:table-cell table:style-name="odsStyleTableCell-c4434241fa94a7639f76370369ccbd89" office:value-type="string">
            <text:p>CORONA</text:p>
          </table:table-cell>
          <table:table-cell table:style-name="odsStyleTableCell-c4434241fa94a7639f76370369ccbd89" office:value-type="string">
            <text:p>DKK</text:p>
          </table:table-cell>
          <table:table-cell table:style-name="odsStyleTableCell-06768f88c525ad7b7f82a239f2e960e3" office:value-type="string">
            <text:p>0.99559</text:p>
          </table:table-cell>
          <table:table-cell table:style-name="odsStyleTableCell-06768f88c525ad7b7f82a239f2e960e3" office:value-type="string">
            <text:p>6.89040</text:p>
          </table:table-cell>
        </table:table-row>
        <table:table-row table:style-name="ro1">
          <table:table-cell table:style-name="odsStyleTableCell-c4434241fa94a7639f76370369ccbd89" office:value-type="string">
            <text:p>ECUADOR</text:p>
          </table:table-cell>
          <table:table-cell table:style-name="odsStyleTableCell-c4434241fa94a7639f76370369ccbd89" office:value-type="string">
            <text:p>DÓLAR</text:p>
          </table:table-cell>
          <table:table-cell table:style-name="odsStyleTableCell-c4434241fa94a7639f76370369ccbd89" office:value-type="string">
            <text:p>USD</text:p>
          </table:table-cell>
          <table:table-cell table:style-name="odsStyleTableCell-06768f88c525ad7b7f82a239f2e960e3" office:value-type="string">
            <text:p>6.86000</text:p>
          </table:table-cell>
          <table:table-cell table:style-name="odsStyleTableCell-06768f88c525ad7b7f82a239f2e960e3" office:value-type="string">
            <text:p>1.00000</text:p>
          </table:table-cell>
        </table:table-row>
        <table:table-row table:style-name="ro1">
          <table:table-cell table:style-name="odsStyleTableCell-c4434241fa94a7639f76370369ccbd89" office:value-type="string">
            <text:p>EMIRATOS ARABES</text:p>
          </table:table-cell>
          <table:table-cell table:style-name="odsStyleTableCell-c4434241fa94a7639f76370369ccbd89" office:value-type="string">
            <text:p>DIRHAM</text:p>
          </table:table-cell>
          <table:table-cell table:style-name="odsStyleTableCell-c4434241fa94a7639f76370369ccbd89" office:value-type="string">
            <text:p>AED</text:p>
          </table:table-cell>
          <table:table-cell table:style-name="odsStyleTableCell-06768f88c525ad7b7f82a239f2e960e3" office:value-type="string">
            <text:p>1.86773</text:p>
          </table:table-cell>
          <table:table-cell table:style-name="odsStyleTableCell-06768f88c525ad7b7f82a239f2e960e3" office:value-type="string">
            <text:p>3.67290</text:p>
          </table:table-cell>
        </table:table-row>
        <table:table-row table:style-name="ro1">
          <table:table-cell table:style-name="odsStyleTableCell-c4434241fa94a7639f76370369ccbd89" office:value-type="string">
            <text:p>FILIPINAS</text:p>
          </table:table-cell>
          <table:table-cell table:style-name="odsStyleTableCell-c4434241fa94a7639f76370369ccbd89" office:value-type="string">
            <text:p>PESO FILIPINO</text:p>
          </table:table-cell>
          <table:table-cell table:style-name="odsStyleTableCell-c4434241fa94a7639f76370369ccbd89" office:value-type="string">
            <text:p>PHP</text:p>
          </table:table-cell>
          <table:table-cell table:style-name="odsStyleTableCell-06768f88c525ad7b7f82a239f2e960e3" office:value-type="string">
            <text:p>0.12187</text:p>
          </table:table-cell>
          <table:table-cell table:style-name="odsStyleTableCell-06768f88c525ad7b7f82a239f2e960e3" office:value-type="string">
            <text:p>56.28800</text:p>
          </table:table-cell>
        </table:table-row>
        <table:table-row table:style-name="ro1">
          <table:table-cell table:style-name="odsStyleTableCell-c4434241fa94a7639f76370369ccbd89" office:value-type="string">
            <text:p>HAITÍ</text:p>
          </table:table-cell>
          <table:table-cell table:style-name="odsStyleTableCell-c4434241fa94a7639f76370369ccbd89" office:value-type="string">
            <text:p>GOURDE</text:p>
          </table:table-cell>
          <table:table-cell table:style-name="odsStyleTableCell-c4434241fa94a7639f76370369ccbd89" office:value-type="string">
            <text:p>HTG</text:p>
          </table:table-cell>
          <table:table-cell table:style-name="odsStyleTableCell-06768f88c525ad7b7f82a239f2e960e3" office:value-type="string">
            <text:p>0.05224</text:p>
          </table:table-cell>
          <table:table-cell table:style-name="odsStyleTableCell-06768f88c525ad7b7f82a239f2e960e3" office:value-type="string">
            <text:p>131.32270</text:p>
          </table:table-cell>
        </table:table-row>
        <table:table-row table:style-name="ro1">
          <table:table-cell table:style-name="odsStyleTableCell-c4434241fa94a7639f76370369ccbd89" office:value-type="string">
            <text:p>HONG KONG</text:p>
          </table:table-cell>
          <table:table-cell table:style-name="odsStyleTableCell-c4434241fa94a7639f76370369ccbd89" office:value-type="string">
            <text:p>DÓLAR</text:p>
          </table:table-cell>
          <table:table-cell table:style-name="odsStyleTableCell-c4434241fa94a7639f76370369ccbd89" office:value-type="string">
            <text:p>HKD</text:p>
          </table:table-cell>
          <table:table-cell table:style-name="odsStyleTableCell-06768f88c525ad7b7f82a239f2e960e3" office:value-type="string">
            <text:p>0.87796</text:p>
          </table:table-cell>
          <table:table-cell table:style-name="odsStyleTableCell-06768f88c525ad7b7f82a239f2e960e3" office:value-type="string">
            <text:p>7.81360</text:p>
          </table:table-cell>
        </table:table-row>
        <table:table-row table:style-name="ro1">
          <table:table-cell table:style-name="odsStyleTableCell-c4434241fa94a7639f76370369ccbd89" office:value-type="string">
            <text:p>INDIA</text:p>
          </table:table-cell>
          <table:table-cell table:style-name="odsStyleTableCell-c4434241fa94a7639f76370369ccbd89" office:value-type="string">
            <text:p>RUPIA</text:p>
          </table:table-cell>
          <table:table-cell table:style-name="odsStyleTableCell-c4434241fa94a7639f76370369ccbd89" office:value-type="string">
            <text:p>INR</text:p>
          </table:table-cell>
          <table:table-cell table:style-name="odsStyleTableCell-06768f88c525ad7b7f82a239f2e960e3" office:value-type="string">
            <text:p>0.08251</text:p>
          </table:table-cell>
          <table:table-cell table:style-name="odsStyleTableCell-06768f88c525ad7b7f82a239f2e960e3" office:value-type="string">
            <text:p>83.14250</text:p>
          </table:table-cell>
        </table:table-row>
        <table:table-row table:style-name="ro1">
          <table:table-cell table:style-name="odsStyleTableCell-c4434241fa94a7639f76370369ccbd89" office:value-type="string">
            <text:p>INDONESIA</text:p>
          </table:table-cell>
          <table:table-cell table:style-name="odsStyleTableCell-c4434241fa94a7639f76370369ccbd89" office:value-type="string">
            <text:p>RUPIA INDONESIA</text:p>
          </table:table-cell>
          <table:table-cell table:style-name="odsStyleTableCell-c4434241fa94a7639f76370369ccbd89" office:value-type="string">
            <text:p>IDR</text:p>
          </table:table-cell>
          <table:table-cell table:style-name="odsStyleTableCell-06768f88c525ad7b7f82a239f2e960e3" office:value-type="string">
            <text:p>0.00043</text:p>
          </table:table-cell>
          <table:table-cell table:style-name="odsStyleTableCell-06768f88c525ad7b7f82a239f2e960e3" office:value-type="string">
            <text:p>15,810.00000</text:p>
          </table:table-cell>
        </table:table-row>
        <table:table-row table:style-name="ro1">
          <table:table-cell table:style-name="odsStyleTableCell-c4434241fa94a7639f76370369ccbd89" office:value-type="string">
            <text:p>ISRAEL</text:p>
          </table:table-cell>
          <table:table-cell table:style-name="odsStyleTableCell-c4434241fa94a7639f76370369ccbd89" office:value-type="string">
            <text:p>NUEVO SÉQUEL</text:p>
          </table:table-cell>
          <table:table-cell table:style-name="odsStyleTableCell-c4434241fa94a7639f76370369ccbd89" office:value-type="string">
            <text:p>ILS</text:p>
          </table:table-cell>
          <table:table-cell table:style-name="odsStyleTableCell-06768f88c525ad7b7f82a239f2e960e3" office:value-type="string">
            <text:p>1.87242</text:p>
          </table:table-cell>
          <table:table-cell table:style-name="odsStyleTableCell-06768f88c525ad7b7f82a239f2e960e3" office:value-type="string">
            <text:p>3.66370</text:p>
          </table:table-cell>
        </table:table-row>
        <table:table-row table:style-name="ro1">
          <table:table-cell table:style-name="odsStyleTableCell-c4434241fa94a7639f76370369ccbd89" office:value-type="string">
            <text:p>MALASIA</text:p>
          </table:table-cell>
          <table:table-cell table:style-name="odsStyleTableCell-c4434241fa94a7639f76370369ccbd89" office:value-type="string">
            <text:p>RINGGIT MALAYO</text:p>
          </table:table-cell>
          <table:table-cell table:style-name="odsStyleTableCell-c4434241fa94a7639f76370369ccbd89" office:value-type="string">
            <text:p>MYR</text:p>
          </table:table-cell>
          <table:table-cell table:style-name="odsStyleTableCell-06768f88c525ad7b7f82a239f2e960e3" office:value-type="string">
            <text:p>1.44924</text:p>
          </table:table-cell>
          <table:table-cell table:style-name="odsStyleTableCell-06768f88c525ad7b7f82a239f2e960e3" office:value-type="string">
            <text:p>4.73350</text:p>
          </table:table-cell>
        </table:table-row>
        <table:table-row table:style-name="ro1">
          <table:table-cell table:style-name="odsStyleTableCell-c4434241fa94a7639f76370369ccbd89" office:value-type="string">
            <text:p>MEXICO</text:p>
          </table:table-cell>
          <table:table-cell table:style-name="odsStyleTableCell-c4434241fa94a7639f76370369ccbd89" office:value-type="string">
            <text:p>PESO</text:p>
          </table:table-cell>
          <table:table-cell table:style-name="odsStyleTableCell-c4434241fa94a7639f76370369ccbd89" office:value-type="string">
            <text:p>MXN</text:p>
          </table:table-cell>
          <table:table-cell table:style-name="odsStyleTableCell-06768f88c525ad7b7f82a239f2e960e3" office:value-type="string">
            <text:p>0.39824</text:p>
          </table:table-cell>
          <table:table-cell table:style-name="odsStyleTableCell-06768f88c525ad7b7f82a239f2e960e3" office:value-type="string">
            <text:p>17.22560</text:p>
          </table:table-cell>
        </table:table-row>
        <table:table-row table:style-name="ro1">
          <table:table-cell table:style-name="odsStyleTableCell-c4434241fa94a7639f76370369ccbd89" office:value-type="string">
            <text:p>NORUEGA</text:p>
          </table:table-cell>
          <table:table-cell table:style-name="odsStyleTableCell-c4434241fa94a7639f76370369ccbd89" office:value-type="string">
            <text:p>CORONA</text:p>
          </table:table-cell>
          <table:table-cell table:style-name="odsStyleTableCell-c4434241fa94a7639f76370369ccbd89" office:value-type="string">
            <text:p>NOK</text:p>
          </table:table-cell>
          <table:table-cell table:style-name="odsStyleTableCell-06768f88c525ad7b7f82a239f2e960e3" office:value-type="string">
            <text:p>0.65601</text:p>
          </table:table-cell>
          <table:table-cell table:style-name="odsStyleTableCell-06768f88c525ad7b7f82a239f2e960e3" office:value-type="string">
            <text:p>10.45710</text:p>
          </table:table-cell>
        </table:table-row>
        <table:table-row table:style-name="ro1">
          <table:table-cell table:style-name="odsStyleTableCell-c4434241fa94a7639f76370369ccbd89" office:value-type="string">
            <text:p>PANAMÁ</text:p>
          </table:table-cell>
          <table:table-cell table:style-name="odsStyleTableCell-c4434241fa94a7639f76370369ccbd89" office:value-type="string">
            <text:p>BALBOA</text:p>
          </table:table-cell>
          <table:table-cell table:style-name="odsStyleTableCell-c4434241fa94a7639f76370369ccbd89" office:value-type="string">
            <text:p>PAB</text:p>
          </table:table-cell>
          <table:table-cell table:style-name="odsStyleTableCell-06768f88c525ad7b7f82a239f2e960e3" office:value-type="string">
            <text:p>6.86000</text:p>
          </table:table-cell>
          <table:table-cell table:style-name="odsStyleTableCell-06768f88c525ad7b7f82a239f2e960e3" office:value-type="string">
            <text:p>1.00000</text:p>
          </table:table-cell>
        </table:table-row>
        <table:table-row table:style-name="ro1">
          <table:table-cell table:style-name="odsStyleTableCell-c4434241fa94a7639f76370369ccbd89" office:value-type="string">
            <text:p>PARAGUAY</text:p>
          </table:table-cell>
          <table:table-cell table:style-name="odsStyleTableCell-c4434241fa94a7639f76370369ccbd89" office:value-type="string">
            <text:p>GUARANI</text:p>
          </table:table-cell>
          <table:table-cell table:style-name="odsStyleTableCell-c4434241fa94a7639f76370369ccbd89" office:value-type="string">
            <text:p>PYG</text:p>
          </table:table-cell>
          <table:table-cell table:style-name="odsStyleTableCell-06768f88c525ad7b7f82a239f2e960e3" office:value-type="string">
            <text:p>0.00094</text:p>
          </table:table-cell>
          <table:table-cell table:style-name="odsStyleTableCell-06768f88c525ad7b7f82a239f2e960e3" office:value-type="string">
            <text:p>7,278.90000</text:p>
          </table:table-cell>
        </table:table-row>
        <table:table-row table:style-name="ro1">
          <table:table-cell table:style-name="odsStyleTableCell-c4434241fa94a7639f76370369ccbd89" office:value-type="string">
            <text:p>PERU</text:p>
          </table:table-cell>
          <table:table-cell table:style-name="odsStyleTableCell-c4434241fa94a7639f76370369ccbd89" office:value-type="string">
            <text:p>NUEVO SOL</text:p>
          </table:table-cell>
          <table:table-cell table:style-name="odsStyleTableCell-c4434241fa94a7639f76370369ccbd89" office:value-type="string">
            <text:p>PEN</text:p>
          </table:table-cell>
          <table:table-cell table:style-name="odsStyleTableCell-06768f88c525ad7b7f82a239f2e960e3" office:value-type="string">
            <text:p>1.80038</text:p>
          </table:table-cell>
          <table:table-cell table:style-name="odsStyleTableCell-06768f88c525ad7b7f82a239f2e960e3" office:value-type="string">
            <text:p>3.81030</text:p>
          </table:table-cell>
        </table:table-row>
        <table:table-row table:style-name="ro1">
          <table:table-cell table:style-name="odsStyleTableCell-c4434241fa94a7639f76370369ccbd89" office:value-type="string">
            <text:p>REINO UNIDO</text:p>
          </table:table-cell>
          <table:table-cell table:style-name="odsStyleTableCell-c4434241fa94a7639f76370369ccbd89" office:value-type="string">
            <text:p>LIBRA</text:p>
          </table:table-cell>
          <table:table-cell table:style-name="odsStyleTableCell-c4434241fa94a7639f76370369ccbd89" office:value-type="string">
            <text:p>GBP</text:p>
          </table:table-cell>
          <table:table-cell table:style-name="odsStyleTableCell-06768f88c525ad7b7f82a239f2e960e3" office:value-type="string">
            <text:p>8.70326</text:p>
          </table:table-cell>
          <table:table-cell table:style-name="odsStyleTableCell-06768f88c525ad7b7f82a239f2e960e3" office:value-type="string">
            <text:p>0.78821</text:p>
          </table:table-cell>
        </table:table-row>
        <table:table-row table:style-name="ro1">
          <table:table-cell table:style-name="odsStyleTableCell-c4434241fa94a7639f76370369ccbd89" office:value-type="string">
            <text:p>REPÚBLICA DOMINICANA</text:p>
          </table:table-cell>
          <table:table-cell table:style-name="odsStyleTableCell-c4434241fa94a7639f76370369ccbd89" office:value-type="string">
            <text:p>PESO DOMINICANO</text:p>
          </table:table-cell>
          <table:table-cell table:style-name="odsStyleTableCell-c4434241fa94a7639f76370369ccbd89" office:value-type="string">
            <text:p>DOP</text:p>
          </table:table-cell>
          <table:table-cell table:style-name="odsStyleTableCell-06768f88c525ad7b7f82a239f2e960e3" office:value-type="string">
            <text:p>0.11651</text:p>
          </table:table-cell>
          <table:table-cell table:style-name="odsStyleTableCell-06768f88c525ad7b7f82a239f2e960e3" office:value-type="string">
            <text:p>58.88100</text:p>
          </table:table-cell>
        </table:table-row>
        <table:table-row table:style-name="ro1">
          <table:table-cell table:style-name="odsStyleTableCell-c4434241fa94a7639f76370369ccbd89" office:value-type="string">
            <text:p>REP.POPULAR CHINA</text:p>
          </table:table-cell>
          <table:table-cell table:style-name="odsStyleTableCell-c4434241fa94a7639f76370369ccbd89" office:value-type="string">
            <text:p>YUAN RENMINBI OFFSHORE</text:p>
          </table:table-cell>
          <table:table-cell table:style-name="odsStyleTableCell-c4434241fa94a7639f76370369ccbd89" office:value-type="string">
            <text:p>CNH</text:p>
          </table:table-cell>
          <table:table-cell table:style-name="odsStyleTableCell-06768f88c525ad7b7f82a239f2e960e3" office:value-type="string">
            <text:p>0.95428</text:p>
          </table:table-cell>
          <table:table-cell table:style-name="odsStyleTableCell-06768f88c525ad7b7f82a239f2e960e3" office:value-type="string">
            <text:p>7.18870</text:p>
          </table:table-cell>
        </table:table-row>
        <table:table-row table:style-name="ro1">
          <table:table-cell table:style-name="odsStyleTableCell-c4434241fa94a7639f76370369ccbd89" office:value-type="string">
            <text:p>RUSIA</text:p>
          </table:table-cell>
          <table:table-cell table:style-name="odsStyleTableCell-c4434241fa94a7639f76370369ccbd89" office:value-type="string">
            <text:p>RUBLO RUSO</text:p>
          </table:table-cell>
          <table:table-cell table:style-name="odsStyleTableCell-c4434241fa94a7639f76370369ccbd89" office:value-type="string">
            <text:p>RUB</text:p>
          </table:table-cell>
          <table:table-cell table:style-name="odsStyleTableCell-06768f88c525ad7b7f82a239f2e960e3" office:value-type="string">
            <text:p>0.07686</text:p>
          </table:table-cell>
          <table:table-cell table:style-name="odsStyleTableCell-06768f88c525ad7b7f82a239f2e960e3" office:value-type="string">
            <text:p>89.25240</text:p>
          </table:table-cell>
        </table:table-row>
        <table:table-row table:style-name="ro1">
          <table:table-cell table:style-name="odsStyleTableCell-c4434241fa94a7639f76370369ccbd89" office:value-type="string">
            <text:p>SINGAPUR</text:p>
          </table:table-cell>
          <table:table-cell table:style-name="odsStyleTableCell-c4434241fa94a7639f76370369ccbd89" office:value-type="string">
            <text:p>DÓLAR</text:p>
          </table:table-cell>
          <table:table-cell table:style-name="odsStyleTableCell-c4434241fa94a7639f76370369ccbd89" office:value-type="string">
            <text:p>SGD</text:p>
          </table:table-cell>
          <table:table-cell table:style-name="odsStyleTableCell-06768f88c525ad7b7f82a239f2e960e3" office:value-type="string">
            <text:p>5.11520</text:p>
          </table:table-cell>
          <table:table-cell table:style-name="odsStyleTableCell-06768f88c525ad7b7f82a239f2e960e3" office:value-type="string">
            <text:p>1.34110</text:p>
          </table:table-cell>
        </table:table-row>
        <table:table-row table:style-name="ro1">
          <table:table-cell table:style-name="odsStyleTableCell-c4434241fa94a7639f76370369ccbd89" office:value-type="string">
            <text:p>SUDÁFRICA</text:p>
          </table:table-cell>
          <table:table-cell table:style-name="odsStyleTableCell-c4434241fa94a7639f76370369ccbd89" office:value-type="string">
            <text:p>RAND</text:p>
          </table:table-cell>
          <table:table-cell table:style-name="odsStyleTableCell-c4434241fa94a7639f76370369ccbd89" office:value-type="string">
            <text:p>ZAR</text:p>
          </table:table-cell>
          <table:table-cell table:style-name="odsStyleTableCell-06768f88c525ad7b7f82a239f2e960e3" office:value-type="string">
            <text:p>0.36429</text:p>
          </table:table-cell>
          <table:table-cell table:style-name="odsStyleTableCell-06768f88c525ad7b7f82a239f2e960e3" office:value-type="string">
            <text:p>18.83110</text:p>
          </table:table-cell>
        </table:table-row>
        <table:table-row table:style-name="ro1">
          <table:table-cell table:style-name="odsStyleTableCell-c4434241fa94a7639f76370369ccbd89" office:value-type="string">
            <text:p>SUECIA</text:p>
          </table:table-cell>
          <table:table-cell table:style-name="odsStyleTableCell-c4434241fa94a7639f76370369ccbd89" office:value-type="string">
            <text:p>CORONA</text:p>
          </table:table-cell>
          <table:table-cell table:style-name="odsStyleTableCell-c4434241fa94a7639f76370369ccbd89" office:value-type="string">
            <text:p>SEK</text:p>
          </table:table-cell>
          <table:table-cell table:style-name="odsStyleTableCell-06768f88c525ad7b7f82a239f2e960e3" office:value-type="string">
            <text:p>0.65559</text:p>
          </table:table-cell>
          <table:table-cell table:style-name="odsStyleTableCell-06768f88c525ad7b7f82a239f2e960e3" office:value-type="string">
            <text:p>10.46380</text:p>
          </table:table-cell>
        </table:table-row>
        <table:table-row table:style-name="ro1">
          <table:table-cell table:style-name="odsStyleTableCell-c4434241fa94a7639f76370369ccbd89" office:value-type="string">
            <text:p>SUIZA</text:p>
          </table:table-cell>
          <table:table-cell table:style-name="odsStyleTableCell-c4434241fa94a7639f76370369ccbd89" office:value-type="string">
            <text:p>FRANCO</text:p>
          </table:table-cell>
          <table:table-cell table:style-name="odsStyleTableCell-c4434241fa94a7639f76370369ccbd89" office:value-type="string">
            <text:p>CHF</text:p>
          </table:table-cell>
          <table:table-cell table:style-name="odsStyleTableCell-06768f88c525ad7b7f82a239f2e960e3" office:value-type="string">
            <text:p>7.94902</text:p>
          </table:table-cell>
          <table:table-cell table:style-name="odsStyleTableCell-06768f88c525ad7b7f82a239f2e960e3" office:value-type="string">
            <text:p>0.86300</text:p>
          </table:table-cell>
        </table:table-row>
        <table:table-row table:style-name="ro1">
          <table:table-cell table:style-name="odsStyleTableCell-c4434241fa94a7639f76370369ccbd89" office:value-type="string">
            <text:p>TAILANDIA</text:p>
          </table:table-cell>
          <table:table-cell table:style-name="odsStyleTableCell-c4434241fa94a7639f76370369ccbd89" office:value-type="string">
            <text:p>THAI BAHT</text:p>
          </table:table-cell>
          <table:table-cell table:style-name="odsStyleTableCell-c4434241fa94a7639f76370369ccbd89" office:value-type="string">
            <text:p>THB</text:p>
          </table:table-cell>
          <table:table-cell table:style-name="odsStyleTableCell-06768f88c525ad7b7f82a239f2e960e3" office:value-type="string">
            <text:p>0.19344</text:p>
          </table:table-cell>
          <table:table-cell table:style-name="odsStyleTableCell-06768f88c525ad7b7f82a239f2e960e3" office:value-type="string">
            <text:p>35.46400</text:p>
          </table:table-cell>
        </table:table-row>
        <table:table-row table:style-name="ro1">
          <table:table-cell table:style-name="odsStyleTableCell-c4434241fa94a7639f76370369ccbd89" office:value-type="string">
            <text:p>TAIWAN</text:p>
          </table:table-cell>
          <table:table-cell table:style-name="odsStyleTableCell-c4434241fa94a7639f76370369ccbd89" office:value-type="string">
            <text:p>DÓLAR</text:p>
          </table:table-cell>
          <table:table-cell table:style-name="odsStyleTableCell-c4434241fa94a7639f76370369ccbd89" office:value-type="string">
            <text:p>TWD</text:p>
          </table:table-cell>
          <table:table-cell table:style-name="odsStyleTableCell-06768f88c525ad7b7f82a239f2e960e3" office:value-type="string">
            <text:p>0.21957</text:p>
          </table:table-cell>
          <table:table-cell table:style-name="odsStyleTableCell-06768f88c525ad7b7f82a239f2e960e3" office:value-type="string">
            <text:p>31.24300</text:p>
          </table:table-cell>
        </table:table-row>
        <table:table-row table:style-name="ro1">
          <table:table-cell table:style-name="odsStyleTableCell-c4434241fa94a7639f76370369ccbd89" office:value-type="string">
            <text:p>TÚNEZ</text:p>
          </table:table-cell>
          <table:table-cell table:style-name="odsStyleTableCell-c4434241fa94a7639f76370369ccbd89" office:value-type="string">
            <text:p>DINAR TUNECINO</text:p>
          </table:table-cell>
          <table:table-cell table:style-name="odsStyleTableCell-c4434241fa94a7639f76370369ccbd89" office:value-type="string">
            <text:p>TND</text:p>
          </table:table-cell>
          <table:table-cell table:style-name="odsStyleTableCell-06768f88c525ad7b7f82a239f2e960e3" office:value-type="string">
            <text:p>2.19907</text:p>
          </table:table-cell>
          <table:table-cell table:style-name="odsStyleTableCell-06768f88c525ad7b7f82a239f2e960e3" office:value-type="string">
            <text:p>3.11950</text:p>
          </table:table-cell>
        </table:table-row>
        <table:table-row table:style-name="ro1">
          <table:table-cell table:style-name="odsStyleTableCell-c4434241fa94a7639f76370369ccbd89" office:value-type="string">
            <text:p>TURQUÍA</text:p>
          </table:table-cell>
          <table:table-cell table:style-name="odsStyleTableCell-c4434241fa94a7639f76370369ccbd89" office:value-type="string">
            <text:p>LIRA TURCA</text:p>
          </table:table-cell>
          <table:table-cell table:style-name="odsStyleTableCell-c4434241fa94a7639f76370369ccbd89" office:value-type="string">
            <text:p>TRY</text:p>
          </table:table-cell>
          <table:table-cell table:style-name="odsStyleTableCell-06768f88c525ad7b7f82a239f2e960e3" office:value-type="string">
            <text:p>0.22605</text:p>
          </table:table-cell>
          <table:table-cell table:style-name="odsStyleTableCell-06768f88c525ad7b7f82a239f2e960e3" office:value-type="string">
            <text:p>30.34770</text:p>
          </table:table-cell>
        </table:table-row>
        <table:table-row table:style-name="ro1">
          <table:table-cell table:style-name="odsStyleTableCell-c4434241fa94a7639f76370369ccbd89" office:value-type="string">
            <text:p>URUGUAY</text:p>
          </table:table-cell>
          <table:table-cell table:style-name="odsStyleTableCell-c4434241fa94a7639f76370369ccbd89" office:value-type="string">
            <text:p>PESO</text:p>
          </table:table-cell>
          <table:table-cell table:style-name="odsStyleTableCell-c4434241fa94a7639f76370369ccbd89" office:value-type="string">
            <text:p>UYU</text:p>
          </table:table-cell>
          <table:table-cell table:style-name="odsStyleTableCell-06768f88c525ad7b7f82a239f2e960e3" office:value-type="string">
            <text:p>0.17531</text:p>
          </table:table-cell>
          <table:table-cell table:style-name="odsStyleTableCell-06768f88c525ad7b7f82a239f2e960e3" office:value-type="string">
            <text:p>39.13000</text:p>
          </table:table-cell>
        </table:table-row>
        <table:table-row table:style-name="ro1">
          <table:table-cell table:style-name="odsStyleTableCell-c4434241fa94a7639f76370369ccbd89" office:value-type="string">
            <text:p>VENEZUELA</text:p>
          </table:table-cell>
          <table:table-cell table:style-name="odsStyleTableCell-c4434241fa94a7639f76370369ccbd89" office:value-type="string">
            <text:p>BOLIVAR DIGITAL</text:p>
          </table:table-cell>
          <table:table-cell table:style-name="odsStyleTableCell-c4434241fa94a7639f76370369ccbd89" office:value-type="string">
            <text:p>VES</text:p>
          </table:table-cell>
          <table:table-cell table:style-name="odsStyleTableCell-06768f88c525ad7b7f82a239f2e960e3" office:value-type="string">
            <text:p>0.18961</text:p>
          </table:table-cell>
          <table:table-cell table:style-name="odsStyleTableCell-06768f88c525ad7b7f82a239f2e960e3" office:value-type="string">
            <text:p>36.17940</text:p>
          </table:table-cell>
        </table:table-row>
        <table:table-row table:style-name="ro1">
          <table:table-cell table:style-name="odsStyleTableCell-c4434241fa94a7639f76370369ccbd89" office:value-type="string">
            <text:p>VIETNAM</text:p>
          </table:table-cell>
          <table:table-cell table:style-name="odsStyleTableCell-c4434241fa94a7639f76370369ccbd89" office:value-type="string">
            <text:p>DONG</text:p>
          </table:table-cell>
          <table:table-cell table:style-name="odsStyleTableCell-c4434241fa94a7639f76370369ccbd89" office:value-type="string">
            <text:p>VND</text:p>
          </table:table-cell>
          <table:table-cell table:style-name="odsStyleTableCell-06768f88c525ad7b7f82a239f2e960e3" office:value-type="string">
            <text:p>0.00028</text:p>
          </table:table-cell>
          <table:table-cell table:style-name="odsStyleTableCell-06768f88c525ad7b7f82a239f2e960e3" office:value-type="string">
            <text:p>24,545.00000</text:p>
          </table:table-cell>
        </table:table-row>
        <table:table-row table:style-name="ro1">
          <table:table-cell table:style-name="odsStyleTableCell-c4434241fa94a7639f76370369ccbd89" office:value-type="string">
            <text:p/>
          </table:table-cell>
          <table:table-cell table:style-name="odsStyleTableCell-c4434241fa94a7639f76370369ccbd89" office:value-type="string">
            <text:p>DERECHO ESPECIAL DE GIRO</text:p>
          </table:table-cell>
          <table:table-cell table:style-name="odsStyleTableCell-c4434241fa94a7639f76370369ccbd89" office:value-type="string">
            <text:p>USD/D.E.G.</text:p>
          </table:table-cell>
          <table:table-cell table:style-name="odsStyleTableCell-06768f88c525ad7b7f82a239f2e960e3" office:value-type="string">
            <text:p/>
          </table:table-cell>
          <table:table-cell table:style-name="odsStyleTableCell-06768f88c525ad7b7f82a239f2e960e3" office:value-type="string">
            <text:p>1.32918</text:p>
          </table:table-cell>
        </table:table-row>
        <table:table-row table:style-name="ro1">
          <table:table-cell table:style-name="odsStyleTableCell-c4434241fa94a7639f76370369ccbd89" office:value-type="string">
            <text:p/>
          </table:table-cell>
          <table:table-cell table:style-name="odsStyleTableCell-c4434241fa94a7639f76370369ccbd89" office:value-type="string">
            <text:p>UNIDAD DE FOMENTO DE VIVIENDA</text:p>
          </table:table-cell>
          <table:table-cell table:style-name="odsStyleTableCell-c4434241fa94a7639f76370369ccbd89" office:value-type="string">
            <text:p>Bs/UFV</text:p>
          </table:table-cell>
          <table:table-cell table:style-name="odsStyleTableCell-06768f88c525ad7b7f82a239f2e960e3" office:value-type="string">
            <text:p/>
          </table:table-cell>
          <table:table-cell table:style-name="odsStyleTableCell-06768f88c525ad7b7f82a239f2e960e3" office:value-type="string">
            <text:p>2.47834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ae5d840acd5d6f114a5a5141204c3852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bee91115b5a823a63a77ae40a49f2bca" office:value-type="string">
            <text:p> </text:p>
          </table:table-cell>
          <table:table-cell table:style-name="odsStyleTableCell-bee91115b5a823a63a77ae40a49f2bca" office:value-type="string">
            <text:p>UNIDAD MONETARIA</text:p>
          </table:table-cell>
          <table:table-cell table:style-name="odsStyleTableCell-bee91115b5a823a63a77ae40a49f2bca" office:value-type="string">
            <text:p>MONEDA</text:p>
          </table:table-cell>
          <table:table-cell table:style-name="odsStyleTableCell-bee91115b5a823a63a77ae40a49f2bca" office:value-type="string">
            <text:p>TIPO DE CAMBIO EN M.E.</text:p>
          </table:table-cell>
        </table:table-row>
        <table:table-row table:style-name="ro1">
          <table:table-cell table:style-name="odsStyleTableCell-c4434241fa94a7639f76370369ccbd89" office:value-type="string">
            <text:p>ORO</text:p>
          </table:table-cell>
          <table:table-cell table:style-name="odsStyleTableCell-c4434241fa94a7639f76370369ccbd89" office:value-type="string">
            <text:p>ONZA TROY ORO</text:p>
          </table:table-cell>
          <table:table-cell table:style-name="odsStyleTableCell-c4434241fa94a7639f76370369ccbd89" office:value-type="string">
            <text:p>USD./O.T.F.</text:p>
          </table:table-cell>
          <table:table-cell table:style-name="odsStyleTableCell-06768f88c525ad7b7f82a239f2e960e3" office:value-type="string">
            <text:p>2,026.58000</text:p>
          </table:table-cell>
        </table:table-row>
        <table:table-row table:style-name="ro1">
          <table:table-cell table:style-name="odsStyleTableCell-c4434241fa94a7639f76370369ccbd89" office:value-type="string">
            <text:p>PLATA</text:p>
          </table:table-cell>
          <table:table-cell table:style-name="odsStyleTableCell-c4434241fa94a7639f76370369ccbd89" office:value-type="string">
            <text:p>ONZA TROY PLATA</text:p>
          </table:table-cell>
          <table:table-cell table:style-name="odsStyleTableCell-c4434241fa94a7639f76370369ccbd89" office:value-type="string">
            <text:p>USD./O.T.F.</text:p>
          </table:table-cell>
          <table:table-cell table:style-name="odsStyleTableCell-06768f88c525ad7b7f82a239f2e960e3" office:value-type="string">
            <text:p>23.105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ae5d840acd5d6f114a5a5141204c3852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bee91115b5a823a63a77ae40a49f2bca" office:value-type="string">
            <text:p> </text:p>
          </table:table-cell>
          <table:table-cell table:style-name="odsStyleTableCell-bee91115b5a823a63a77ae40a49f2bca" office:value-type="string">
            <text:p>1 MES</text:p>
          </table:table-cell>
          <table:table-cell table:style-name="odsStyleTableCell-bee91115b5a823a63a77ae40a49f2bca" office:value-type="string">
            <text:p>3 MESES</text:p>
          </table:table-cell>
          <table:table-cell table:style-name="odsStyleTableCell-bee91115b5a823a63a77ae40a49f2bca" office:value-type="string">
            <text:p>6 MESES</text:p>
          </table:table-cell>
        </table:table-row>
        <table:table-row table:style-name="ro1">
          <table:table-cell table:style-name="odsStyleTableCell-d67d73ce2a800fdabea25937a054a0e9" office:value-type="string">
            <text:p>TASA LIBOR(USD)</text:p>
          </table:table-cell>
          <table:table-cell table:style-name="odsStyleTableCell-06768f88c525ad7b7f82a239f2e960e3" office:value-type="string">
            <text:p>5.45</text:p>
          </table:table-cell>
          <table:table-cell table:style-name="odsStyleTableCell-06768f88c525ad7b7f82a239f2e960e3" office:value-type="string">
            <text:p>5.57</text:p>
          </table:table-cell>
          <table:table-cell table:style-name="odsStyleTableCell-06768f88c525ad7b7f82a239f2e960e3" office:value-type="string">
            <text:p>5.5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c4434241fa94a7639f76370369ccbd89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04:16:28</meta:creation-date>
    <meta:generator>ods générator</meta:generator>
    <dc:date>2024-10-16T04:16:28</dc:date>
    <meta:editing-duration>PT1S</meta:editing-duration>
    <meta:editing-cycles>1</meta:editing-cycles>
    <meta:document-statistic meta:table-count="1" meta:cell-count="4" meta:object-count="0"/>
  </office:meta>
</office:document-meta>
</file>